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Calibri Light" svg:font-family="'Calibri Light'" style:font-family-generic="roman" style:font-pitch="variable"/>
    <style:font-face style:name="Californian FB" svg:font-family="'Californian FB'" style:font-family-generic="roma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text-properties style:font-name="sans-serif" fo:font-size="12pt" style:font-size-asian="12pt" style:font-size-complex="12pt"/>
    </style:style>
    <style:style style:name="P3" style:family="paragraph" style:parent-style-name="Standard">
      <style:text-properties style:font-name="sans-serif" fo:font-size="12pt" fo:language="en" fo:country="none" style:text-underline-style="solid" style:text-underline-width="auto" style:text-underline-color="font-color" fo:font-weight="bold" officeooo:rsid="0010b3b8" style:font-size-asian="14pt" style:font-weight-asian="bold"/>
    </style:style>
    <style:style style:name="P4" style:family="paragraph" style:parent-style-name="Standard">
      <style:text-properties style:font-name="sans-serif" fo:font-size="12pt" officeooo:paragraph-rsid="00119e91"/>
    </style:style>
    <style:style style:name="P5" style:family="paragraph" style:parent-style-name="Standard">
      <style:text-properties style:font-name="sans-serif" fo:font-size="12pt" officeooo:paragraph-rsid="0012c81f"/>
    </style:style>
    <style:style style:name="P6" style:family="paragraph" style:parent-style-name="Standard">
      <style:text-properties style:font-name="sans-serif" fo:font-size="12pt" officeooo:paragraph-rsid="0010b3b8"/>
    </style:style>
    <style:style style:name="P7" style:family="paragraph" style:parent-style-name="Standard">
      <style:text-properties style:font-name="sans-serif" fo:font-size="7.5pt"/>
    </style:style>
    <style:style style:name="P8" style:family="paragraph" style:parent-style-name="Standard">
      <style:text-properties style:font-name="sans-serif" fo:font-size="15.75pt"/>
    </style:style>
    <style:style style:name="P9" style:family="paragraph" style:parent-style-name="Standard">
      <style:text-properties style:font-name="sans-serif" fo:font-size="18pt" style:text-underline-style="solid" style:text-underline-width="auto" style:text-underline-color="font-color" style:font-size-asian="18pt" style:font-size-complex="18pt"/>
    </style:style>
    <style:style style:name="P10" style:family="paragraph" style:parent-style-name="Standard">
      <style:text-properties style:font-name="sans-serif" fo:font-size="18pt" style:text-underline-style="none" fo:font-weight="bold" style:font-size-asian="18pt" style:font-weight-asian="bold" style:font-size-complex="18pt" style:font-weight-complex="bold"/>
    </style:style>
    <style:style style:name="P11" style:family="paragraph" style:parent-style-name="Standard">
      <style:text-properties style:font-name="sans-serif" fo:font-size="13.5pt"/>
    </style:style>
    <style:style style:name="P12" style:family="paragraph" style:parent-style-name="Standard">
      <style:paragraph-properties fo:margin-top="0in" fo:margin-bottom="0.139in" loext:contextual-spacing="false" fo:line-height="115%" fo:text-align="center" style:justify-single-word="false"/>
      <style:text-properties style:font-name="Calibri Light" fo:font-size="14pt" fo:language="en" fo:country="none" fo:font-weight="bold" officeooo:paragraph-rsid="00108d8f" style:font-size-asian="14pt" style:font-weight-asian="bold"/>
    </style:style>
    <style:style style:name="P13" style:family="paragraph" style:parent-style-name="Standard">
      <style:paragraph-properties fo:margin-top="0in" fo:margin-bottom="0.139in" loext:contextual-spacing="false" fo:line-height="115%" fo:text-align="start" style:justify-single-word="false"/>
      <style:text-properties style:font-name="Calibri Light" fo:font-size="14pt" fo:language="en" fo:country="none" fo:font-weight="bold" officeooo:rsid="0010b3b8" officeooo:paragraph-rsid="0010b3b8" style:font-size-asian="14pt" style:font-weight-asian="bold"/>
    </style:style>
    <style:style style:name="P14" style:family="paragraph" style:parent-style-name="Standard">
      <style:paragraph-properties fo:margin-top="0in" fo:margin-bottom="0.139in" loext:contextual-spacing="false" fo:line-height="115%" fo:text-align="center" style:justify-single-word="false"/>
      <style:text-properties style:font-name="Californian FB" fo:font-size="20pt" fo:language="en" fo:country="none" officeooo:paragraph-rsid="00108d8f" style:font-size-asian="20pt"/>
    </style:style>
    <style:style style:name="P15" style:family="paragraph" style:parent-style-name="Standard">
      <style:paragraph-properties fo:margin-top="0in" fo:margin-bottom="0.139in" loext:contextual-spacing="false" fo:line-height="115%"/>
      <style:text-properties style:font-name="Californian FB" fo:font-size="20pt" fo:language="en" fo:country="none" fo:font-weight="bold" officeooo:paragraph-rsid="00108d8f" style:font-size-asian="20pt" style:font-weight-asian="bold"/>
    </style:style>
    <style:style style:name="P16" style:family="paragraph" style:parent-style-name="Standard">
      <style:paragraph-properties fo:margin-top="0in" fo:margin-bottom="0.139in" loext:contextual-spacing="false" fo:line-height="115%" fo:text-align="center" style:justify-single-word="false"/>
      <style:text-properties style:font-name="Californian FB" fo:font-size="20pt" fo:language="en" fo:country="none" fo:font-weight="bold" officeooo:rsid="00108d8f" officeooo:paragraph-rsid="00108d8f" style:font-size-asian="20pt" style:font-weight-asian="bold"/>
    </style:style>
    <style:style style:name="P17" style:family="paragraph" style:parent-style-name="Standard">
      <style:paragraph-properties fo:margin-top="0in" fo:margin-bottom="0.139in" loext:contextual-spacing="false" fo:line-height="115%" fo:text-align="center" style:justify-single-word="false"/>
      <style:text-properties style:font-name="Californian FB" fo:font-size="24pt" fo:language="en" fo:country="none" fo:font-weight="bold" officeooo:rsid="0010b3b8" officeooo:paragraph-rsid="0010b3b8" style:font-size-asian="24pt" style:font-weight-asian="bold" style:font-size-complex="24pt"/>
    </style:style>
    <style:style style:name="P18" style:family="paragraph" style:parent-style-name="Standard">
      <style:paragraph-properties fo:margin-top="0in" fo:margin-bottom="0.139in" loext:contextual-spacing="false" fo:line-height="115%" fo:text-align="center" style:justify-single-word="false"/>
      <style:text-properties style:font-name="Californian FB" fo:font-size="18pt" fo:language="en" fo:country="none" fo:font-weight="bold" officeooo:rsid="00108d8f" officeooo:paragraph-rsid="00108d8f" style:font-size-asian="18pt" style:font-weight-asian="bold" style:font-size-complex="18pt"/>
    </style:style>
    <style:style style:name="P19" style:family="paragraph" style:parent-style-name="Standard">
      <style:paragraph-properties fo:margin-top="0in" fo:margin-bottom="0.139in" loext:contextual-spacing="false" fo:line-height="115%" fo:text-align="center" style:justify-single-word="false"/>
      <style:text-properties style:font-name="Centaur" fo:font-size="14pt" fo:language="en" fo:country="none" fo:font-weight="bold" officeooo:paragraph-rsid="00108d8f" style:font-size-asian="14pt" style:font-weight-asian="bold"/>
    </style:style>
    <style:style style:name="P20" style:family="paragraph" style:parent-style-name="Standard">
      <style:paragraph-properties fo:margin-top="0in" fo:margin-bottom="0.139in" loext:contextual-spacing="false" fo:line-height="115%" fo:text-align="center" style:justify-single-word="false"/>
      <style:text-properties style:font-name="sans-serif" fo:font-size="12pt" fo:language="en" fo:country="none" fo:font-weight="bold" officeooo:paragraph-rsid="00108d8f" style:font-size-asian="14pt" style:font-weight-asian="bold"/>
    </style:style>
    <style:style style:name="P21" style:family="paragraph" style:parent-style-name="Standard">
      <style:paragraph-properties fo:margin-top="0in" fo:margin-bottom="0.139in" loext:contextual-spacing="false" fo:line-height="115%" fo:text-align="start" style:justify-single-word="false"/>
      <style:text-properties style:font-name="sans-serif" fo:font-size="12pt" fo:language="en" fo:country="none" style:text-underline-style="solid" style:text-underline-width="auto" style:text-underline-color="font-color" fo:font-weight="bold" officeooo:paragraph-rsid="00108d8f" style:font-size-asian="14pt" style:font-weight-asian="bold"/>
    </style:style>
    <style:style style:name="P22" style:family="paragraph" style:parent-style-name="Standard">
      <style:paragraph-properties fo:margin-top="0in" fo:margin-bottom="0.139in" loext:contextual-spacing="false" fo:line-height="115%" fo:text-align="start" style:justify-single-word="false"/>
      <style:text-properties style:font-name="sans-serif" fo:font-size="12pt" fo:language="en" fo:country="none" style:text-underline-style="solid" style:text-underline-width="auto" style:text-underline-color="font-color" fo:font-weight="bold" officeooo:rsid="0010b3b8" officeooo:paragraph-rsid="0010b3b8" style:font-size-asian="14pt" style:font-weight-asian="bold"/>
    </style:style>
    <style:style style:name="P23" style:family="paragraph" style:parent-style-name="Standard">
      <style:paragraph-properties fo:margin-top="0in" fo:margin-bottom="0.139in" loext:contextual-spacing="false" fo:line-height="115%" fo:text-align="start" style:justify-single-word="false"/>
      <style:text-properties style:font-name="sans-serif" fo:font-size="12pt" officeooo:paragraph-rsid="0010b3b8"/>
    </style:style>
    <style:style style:name="P24" style:family="paragraph" style:parent-style-name="Standard">
      <style:paragraph-properties fo:margin-top="0in" fo:margin-bottom="0.139in" loext:contextual-spacing="false" fo:line-height="115%" fo:text-align="start" style:justify-single-word="false"/>
      <style:text-properties style:font-name="sans-serif" fo:font-size="13.5pt" officeooo:paragraph-rsid="0012c81f"/>
    </style:style>
    <style:style style:name="P25" style:family="paragraph" style:parent-style-name="Standard">
      <style:paragraph-properties fo:margin-top="0in" fo:margin-bottom="0.139in" loext:contextual-spacing="false" fo:line-height="115%" fo:text-align="start" style:justify-single-word="false"/>
      <style:text-properties style:font-name="sans-serif" fo:font-size="13.5pt" fo:language="en" fo:country="none" fo:font-weight="normal" officeooo:rsid="0010b3b8" officeooo:paragraph-rsid="00119e91" style:font-size-asian="14pt" style:font-weight-asian="normal" style:font-weight-complex="normal"/>
    </style:style>
    <style:style style:name="P26" style:family="paragraph" style:parent-style-name="Standard" style:master-page-name="Standard">
      <style:paragraph-properties fo:margin-top="0in" fo:margin-bottom="0.139in" loext:contextual-spacing="false" fo:line-height="115%" fo:text-align="center" style:justify-single-word="false" style:page-number="auto"/>
      <style:text-properties style:font-name="Californian FB" fo:font-size="18pt" fo:language="en" fo:country="none" officeooo:paragraph-rsid="00108d8f" style:font-size-asian="18pt"/>
    </style:style>
    <style:style style:name="P27" style:family="paragraph" style:parent-style-name="Standard">
      <style:paragraph-properties fo:margin-top="0in" fo:margin-bottom="0.139in" loext:contextual-spacing="false" fo:line-height="115%" fo:text-align="start" style:justify-single-word="false"/>
      <style:text-properties style:font-name="sans-serif" fo:font-size="12pt" officeooo:paragraph-rsid="00119e91"/>
    </style:style>
    <style:style style:name="P28" style:family="paragraph" style:parent-style-name="Standard" style:list-style-name="L1"/>
    <style:style style:name="P29" style:family="paragraph" style:parent-style-name="Standard">
      <style:text-properties style:font-name="sans-serif" fo:font-size="12pt"/>
    </style:style>
    <style:style style:name="P30" style:family="paragraph" style:parent-style-name="Standard" style:list-style-name="L1">
      <style:text-properties style:font-name="sans-serif" fo:font-size="12pt" officeooo:paragraph-rsid="0010b3b8"/>
    </style:style>
    <style:style style:name="P31" style:family="paragraph" style:parent-style-name="Standard" style:list-style-name="L2">
      <style:text-properties style:font-name="sans-serif" fo:font-size="12pt"/>
    </style:style>
    <style:style style:name="P32" style:family="paragraph" style:parent-style-name="Standard">
      <style:text-properties style:font-name="sans-serif" fo:font-size="12pt" officeooo:paragraph-rsid="00187f1e"/>
    </style:style>
    <style:style style:name="P33" style:family="paragraph" style:parent-style-name="Standard">
      <style:text-properties style:font-name="sans-serif" fo:font-size="13.5pt"/>
    </style:style>
    <style:style style:name="P34" style:family="paragraph" style:parent-style-name="Standard">
      <style:text-properties style:font-name="sans-serif" fo:font-size="13.5pt" officeooo:rsid="00187c0a" officeooo:paragraph-rsid="00187c0a"/>
    </style:style>
    <style:style style:name="P35" style:family="paragraph" style:parent-style-name="Standard" style:list-style-name="L2"/>
    <style:style style:name="P36" style:family="paragraph" style:parent-style-name="Standard">
      <style:text-properties officeooo:paragraph-rsid="00187c0a"/>
    </style:style>
    <style:style style:name="T1" style:family="text">
      <style:text-properties officeooo:rsid="00108d8f"/>
    </style:style>
    <style:style style:name="T2" style:family="text">
      <style:text-properties officeooo:rsid="0010b3b8"/>
    </style:style>
    <style:style style:name="T3" style:family="text">
      <style:text-properties fo:language="en" fo:country="none" fo:font-weight="bold" officeooo:rsid="0010b3b8" style:font-size-asian="14pt" style:font-weight-asian="bold"/>
    </style:style>
    <style:style style:name="T4" style:family="text">
      <style:text-properties fo:language="en" fo:country="none" fo:font-weight="normal" officeooo:rsid="0010b3b8" style:font-size-asian="14pt" style:font-weight-asian="normal" style:font-weight-complex="normal"/>
    </style:style>
    <style:style style:name="T5" style:family="text">
      <style:text-properties style:font-name="sans-serif" fo:font-size="12pt"/>
    </style:style>
    <style:style style:name="T6" style:family="text">
      <style:text-properties style:font-name="sans-serif" fo:font-size="12pt" officeooo:rsid="00187c0a"/>
    </style:style>
    <style:style style:name="T7" style:family="text">
      <style:text-properties fo:font-size="12pt"/>
    </style:style>
    <style:style style:name="T8" style:family="text">
      <style:text-properties fo:font-size="12pt" officeooo:rsid="0010b3b8"/>
    </style:style>
    <style:style style:name="T9" style:family="text">
      <style:text-properties officeooo:rsid="00119e91"/>
    </style:style>
    <style:style style:name="T10" style:family="text">
      <style:text-properties fo:font-size="13pt" style:font-size-asian="13pt" style:font-size-complex="13pt"/>
    </style:style>
    <style:style style:name="T11" style:family="text">
      <style:text-properties fo:font-size="13pt" officeooo:rsid="00187c0a" style:font-size-asian="13pt" style:font-size-complex="13pt"/>
    </style:style>
    <style:style style:name="T12" style:family="text">
      <style:text-properties officeooo:rsid="00187c0a"/>
    </style:style>
    <style:style style:name="T13" style:family="text">
      <style:text-properties officeooo:rsid="00187f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tatea Alexandru Ioan Cuza Iasi</text:p>
      <text:p text:style-name="P14">Facultatea de Informatica</text:p>
      <text:p text:style-name="P14"/>
      <text:p text:style-name="P14"/>
      <text:p text:style-name="P14"/>
      <text:p text:style-name="P14"/>
      <text:p text:style-name="P14"/>
      <text:p text:style-name="P17">Testing Plan</text:p>
      <text:p text:style-name="P16"/>
      <text:p text:style-name="P18"/>
      <text:p text:style-name="P18"/>
      <text:p text:style-name="P18"/>
      <text:p text:style-name="P18">Grupa A7</text:p>
      <text:p text:style-name="P15"/>
      <text:p text:style-name="P15"/>
      <text:p text:style-name="P19"/>
      <text:p text:style-name="P19"/>
      <text:p text:style-name="P19"/>
      <text:p text:style-name="P12">Anul universitar 2015-2016, <text:span text:style-name="T1">Mai</text:span></text:p>
      <text:p text:style-name="P20"/>
      <text:p text:style-name="P21"><text:soft-page-break/>Software Test Plan <text:s text:c="116"/></text:p>
      <text:p text:style-name="P7"/>
      <text:p text:style-name="P10">TABLE OF CONTENT<text:span text:style-name="T2">S</text:span></text:p>
      <text:p text:style-name="P9"/>
      <text:p text:style-name="P8"/>
      <text:p text:style-name="P8"/>
      <text:p text:style-name="P2">1. INTRODUCTION</text:p>
      <text:p text:style-name="P2"/>
      <text:p text:style-name="P2"/>
      <text:p text:style-name="P2">2. TEST ITEMS</text:p>
      <text:p text:style-name="P2"/>
      <text:p text:style-name="P2"/>
      <text:p text:style-name="P2">3. FEATURES TO BE TESTED</text:p>
      <text:p text:style-name="P2"/>
      <text:p text:style-name="P2"/>
      <text:p text:style-name="P2">4. FEATURES NOT TO BE TESTED</text:p>
      <text:p text:style-name="P2"/>
      <text:p text:style-name="P2"/>
      <text:p text:style-name="P2">5. APPROACH</text:p>
      <text:p text:style-name="P2"/>
      <text:p text:style-name="P2"/>
      <text:p text:style-name="P2">6. PASS / FAIL CRITERIA</text:p>
      <text:p text:style-name="P2"/>
      <text:p text:style-name="P2"/>
      <text:p text:style-name="P2">7. TESTING PROCESS</text:p>
      <text:p text:style-name="P2"/>
      <text:p text:style-name="P2"/>
      <text:p text:style-name="P2">8. ENVIRONMENTAL REQUIREMENTS</text:p>
      <text:p text:style-name="P2"/>
      <text:p text:style-name="P2"/>
      <text:p text:style-name="P2">9. CHANGE MANAGEMENT PROCEDURES</text:p>
      <text:p text:style-name="P2"/>
      <text:p text:style-name="P2"/>
      <text:p text:style-name="P2">10. PLAN APPROVALS</text:p>
      <text:p text:style-name="P2"/>
      <text:p text:style-name="P12"/>
      <text:p text:style-name="P12"/>
      <text:p text:style-name="P12"/>
      <text:p text:style-name="P12"/>
      <text:p text:style-name="P12"/>
      <text:p text:style-name="P12"/>
      <text:p text:style-name="P22"><text:soft-page-break/>Software Test Plan <text:s text:c="116"/></text:p>
      <text:p text:style-name="P8">1.INTRODUCTION</text:p>
      <text:p text:style-name="Standard"><text:span text:style-name="T10"/></text:p>
      <text:p text:style-name="P36"><text:span text:style-name="T10">“Software Engineering” </text:span><text:span text:style-name="T11">is an aplication whitch can generate a requierement sheet or a use-case diagram. The user can generate a new sheet or modify a existing one. The input data will be used to crate a diagram. </text:span></text:p>
      <text:p text:style-name="P5"><text:s/></text:p>
      <text:p text:style-name="P1"/>
      <text:p text:style-name="P1"/>
      <text:p text:style-name="P11">1.1 Objectives</text:p>
      <text:p text:style-name="P34">The objective of texting is the assurence of qualitty and will be approached both by "white box testing" and "black box testing" as soon as the components are provided. </text:p>
      <text:p text:style-name="P11"/>
      <text:p text:style-name="P3"/>
      <text:p text:style-name="P11">1.2 Testing Strategy </text:p>
      <text:p text:style-name="P32"><text:span text:style-name="T13">Our testing strategies cosist of both manual and automatic and unit testing and will be approached in "white box" and "black box" perspectives.</text:span></text:p>
      <text:p text:style-name="P11"/>
      <text:p text:style-name="P11">1.3 Scope </text:p>
      <text:p text:style-name="P6">(Specify the plans for producing both scheduled and unscheduled updates to the </text:p>
      <text:p text:style-name="P1">Software Test Plan (change management). Methods for distribution of updates </text:p>
      <text:p text:style-name="P1">shall be specified along with version control and configuration management requirements must be defined.)Testing will be performed at several points in the life cycle as the product is </text:p>
      <text:p text:style-name="P1">constructed. Testing is a very 'dependent' activity. As a result, test planning <text:span text:style-name="T2">i</text:span>s a continuing activity performed throughout the system development life cycle. Test plans must be developed for each level of product testing.</text:p>
      <text:p text:style-name="P11"/>
      <text:p text:style-name="P11">1.4 Reference Material</text:p>
      <text:p text:style-name="P6">(Provide a complete list of all documents and other sources referenced in the Software Test Plan. Reference to the following documents (when they exist) is required for the high-level test plan: Project authorization, Project plan, Quality assurance plan, Configuration management plan, Organization policies and procedures, and Relevant standards.)</text:p>
      <text:p text:style-name="P13"/>
      <text:p text:style-name="P24"><text:span text:style-name="T4">1.5 </text:span>Definitions and Acronyms</text:p>
      <text:p text:style-name="P24"><text:span text:style-name="T7">(Specify definitions of all terms and agency acronyms required to properly </text:span><text:span text:style-name="T8">i</text:span><text:span text:style-name="T7">nterpret the Software Test Plan. Reference may be made to the Glossary of Terms on the IRMC web page.) </text:span></text:p>
      <text:p text:style-name="P1"/>
      <text:p text:style-name="P1"/>
      <text:p text:style-name="P1"/>
      <text:p text:style-name="P1"/>
      <text:p text:style-name="P8"><text:soft-page-break/>2.TEST ITEMS</text:p>
      <text:p text:style-name="P1"><text:span text:style-name="T13">T</text:span>he test items included in the plan:</text:p>
      <text:list xml:id="list5264988640634308717" text:style-name="L2">
        <text:list-item>
          <text:p text:style-name="P35"><text:span text:style-name="T5">Requirements specification,</text:span></text:p>
        </text:list-item>
        <text:list-item>
          <text:p text:style-name="P35"><text:span text:style-name="T5">Design specification,</text:span></text:p>
        </text:list-item>
        <text:list-item>
          <text:p text:style-name="P35"><text:span text:style-name="T5">Users guide,</text:span></text:p>
        </text:list-item>
        <text:list-item>
          <text:p text:style-name="P35"><text:span text:style-name="T5">Operations guide,</text:span></text:p>
        </text:list-item>
        <text:list-item>
          <text:p text:style-name="P35"><text:span text:style-name="T5">Features (availability, response time),</text:span></text:p>
        </text:list-item>
        <text:list-item>
          <text:p text:style-name="P35"><text:span text:style-name="T5">Defect removal procedures, and</text:span></text:p>
        </text:list-item>
        <text:list-item>
          <text:p text:style-name="P31">Verification and validation plans.) </text:p>
        </text:list-item>
      </text:list>
      <text:p text:style-name="P1"/>
      <text:p text:style-name="P1"/>
      <text:p text:style-name="P1"/>
      <text:p text:style-name="P1"/>
      <text:p text:style-name="P1"/>
      <text:p text:style-name="P11">2.1 Program Modules</text:p>
      <text:p text:style-name="P1">(Outline testing to be performed by the developer for each module being built.)</text:p>
      <text:p text:style-name="P1"/>
      <text:p text:style-name="P11">2.2 Job Control Procedures </text:p>
      <text:p text:style-name="P1">(Descr<text:span text:style-name="T2">i</text:span>be testing to be performed on job control language (JCL), production scheduling and control, calls, and job sequencing.) </text:p>
      <text:p text:style-name="P1"/>
      <text:p text:style-name="P11">2.3 User Procedures </text:p>
      <text:p text:style-name="P1">(Describe the testing to be performed on all user documentation to ensure that it is correct, complete, and comprehensive.)</text:p>
      <text:p text:style-name="P1"/>
      <text:p text:style-name="P11">2.4 Operator Procedures </text:p>
      <text:p text:style-name="P23"><text:span text:style-name="T3">(</text:span><text:span text:style-name="T4">Describe the testing procedures to ensure that the application can be run and </text:span>supported in a production environment (include Help Desk procedures)).</text:p>
      <text:p text:style-name="P23"/>
      <text:p text:style-name="P23"/>
      <text:p text:style-name="P8">3. FEATURES TO BE TESTED</text:p>
      <text:p text:style-name="P1">(Identify all software features and combinations of software features to be tested. Identify the </text:p>
      <text:p text:style-name="P1">test design specifications associated with each feature and each combination of features.)</text:p>
      <text:p text:style-name="P1"/>
      <text:p text:style-name="P1"/>
      <text:p text:style-name="P1"/>
      <text:p text:style-name="P8"><text:span text:style-name="T12">4</text:span>. APPROACH</text:p>
      <text:p text:style-name="P8"/>
      <text:p text:style-name="P1">(Describe the overall approaches to testing. The approach should be described in sufficient </text:p>
      <text:p text:style-name="P1">detail to permit identification of the major testing tasks and estimation of the time required to </text:p>
      <text:p text:style-name="P1">do each task. Identify the types of testing to be performed along with the methods and criteria </text:p>
      <text:p text:style-name="P1">to be used in performing test activities. Describe the specific methods and procedures for </text:p>
      <text:p text:style-name="P1">each type of testing. Define the detailed criteria for evaluating the test results.)</text:p>
      <text:p text:style-name="P1"/>
      <text:p text:style-name="P1"><text:soft-page-break/>(For each level of testing there should be a test plan and the appropriate set of deliverables. </text:p>
      <text:p text:style-name="P1">Identify the inputs required for each type of test. Specify the source of the input. Also, identify </text:p>
      <text:p text:style-name="P1">the outputs from each type of testing and specify the purpose and format for each test output. </text:p>
      <text:p text:style-name="P1">Specify the minimum degree of comprehensiveness desired. Identify the techniques that will </text:p>
      <text:p text:style-name="P1">be used to judge the comprehensiveness of the testing effort. Specify any additional completion criteria (e.g., error frequency). The techniques to be used to trace requirements should also be specified.)</text:p>
      <text:p text:style-name="P1"/>
      <text:p text:style-name="P11">5.1 Component Testing </text:p>
      <text:p text:style-name="P5">(Testing conducted to verify the implementation of the design for one software element (e.g., unit, module) or a collection of software elements. Sometimes called unit testing. The purpose of component testing is to ensure that the program logic is complete and correct and ensuring that the component works as designed.)</text:p>
      <text:p text:style-name="P4"/>
      <text:p text:style-name="P4"/>
      <text:p text:style-name="P11">5.2 Integration Testing </text:p>
      <text:p text:style-name="P23"><text:span text:style-name="T4">(Testing conducted in which software elements, hardware elements, or both are </text:span>combined and tested until the entire system has been integrated. The purpose of <text:span text:style-name="T9">i</text:span>ntegration testing is to ensure that design objectives are met and ensures that the software, as a complete entity, complies with operational requirements. Integration testing is also called System Testing.)</text:p>
      <text:p text:style-name="P1"/>
      <text:p text:style-name="P1"/>
      <text:p text:style-name="P11">5.<text:span text:style-name="T13">3</text:span> Interface Testing </text:p>
      <text:p text:style-name="P1">(Testing done to ensure that the application operates efficiently and effectively outside the application boundary with all interface systems.)</text:p>
      <text:p text:style-name="P1"/>
      <text:p text:style-name="P1"/>
      <text:p text:style-name="P11">5.<text:span text:style-name="T13">4</text:span> Regression Testing</text:p>
      <text:p text:style-name="P1">(Testing done to ensure that that applied changes to the application have not adversely affected previously tested functionality.)</text:p>
      <text:p text:style-name="P13"/>
      <text:p text:style-name="P25">5.<text:span text:style-name="T13">5</text:span> Acceptance Testing</text:p>
      <text:p text:style-name="P27">(Testing conducted todetermine whether or not a system satisfies the acceptance criteria and to enable the customer to determine whether or not to accept the system. Acceptance testing ensures that customer requirements' objectives are met and that all components are correctly included in a customer package.)</text:p>
      <text:p text:style-name="P27"/>
      <text:p text:style-name="P11">5.<text:span text:style-name="T13">6</text:span> Beta Testing</text:p>
      <text:p text:style-name="P1">(Testing, done by the customer, using a pre-release version of the product to verify and validate that the system meets business functional requirements. The purpose of beta testing is to detect application faults, failures, and defects.)</text:p>
      <text:p text:style-name="P1"/>
      <text:p text:style-name="P1"><text:soft-page-break/></text:p>
      <text:p text:style-name="P8">6. PASS / FAIL CRITERIA</text:p>
      <text:p text:style-name="P1">(Specify the criteria to be used to determine whether each item has passed or failed testing.)</text:p>
      <text:p text:style-name="P1"/>
      <text:p text:style-name="P8">6.1 Suspension Criteria</text:p>
      <text:p text:style-name="P1">(Specify the criteria used to suspend all or a portion of the testing activity on test items associated with the plan.)</text:p>
      <text:p text:style-name="P1"/>
      <text:p text:style-name="P1"/>
      <text:p text:style-name="P8">6.2 Resumption Criteria</text:p>
      <text:p text:style-name="P1">(Specify the conditions that need to be met to resume testing activities after suspension. Specify the test items that must be repeated when testing is resumed.)</text:p>
      <text:p text:style-name="P1"/>
      <text:p text:style-name="P1"/>
      <text:p text:style-name="P8">6.3 Approval Criteria</text:p>
      <text:p text:style-name="P1">(Specify the conditions that need to be met to approve test results. Define the formal testing approval process.)</text:p>
      <text:p text:style-name="P1"/>
      <text:p text:style-name="P1"/>
      <text:p text:style-name="P1"/>
      <text:p text:style-name="P8">7. TESTING PROCESS</text:p>
      <text:p text:style-name="P1">(Identify the methods and criteria used in performing test activities. Define the specific </text:p>
      <text:p text:style-name="P1">methods and procedures for each type of test. Define the detailed criteria for evaluating test results.) </text:p>
      <text:p text:style-name="P1"/>
      <text:p text:style-name="P8">7.1 Test Deliverables</text:p>
      <text:p text:style-name="P1">(Identify the deliverable documents from the test process. Test input and output data should be identified as deliverables. Testing report logs, test incident reports, test summary reports, and metrics' reports must be considered testing deliverables.)</text:p>
      <text:p text:style-name="P1"/>
      <text:p text:style-name="P8">7.2 Testing Tasks</text:p>
      <text:p text:style-name="P1">(Identify the set of tasks necessary to prepare forand perform testing activities. Identify all intertask dependencies and any specific skills required.)</text:p>
      <text:p text:style-name="P1"/>
      <text:p text:style-name="P8">7.3 Responsibilities</text:p>
      <text:p text:style-name="P1">(Identify the groups responsible for managing, designing, preparing, executing, witnessing, checking, and resolving test activities. These groups may include the developers, testers, operations staff, technical support staff, data administration staff, and the user staff.)</text:p>
      <text:p text:style-name="P1"/>
      <text:p text:style-name="P8">7.4 Resources</text:p>
      <text:p text:style-name="P1">(Identify the resources allocated for the performance of testing tasks. Identify the organizational elements or individuals responsible for performing testing activities. Assign specific responsibilities. Specify resources by category. If automated tools are to be used in testing, specify the source of the tools, availability, and the usage requirements.)</text:p>
      <text:p text:style-name="P1"/>
      <text:p text:style-name="P1"/>
      <text:p text:style-name="P1"><text:soft-page-break/></text:p>
      <text:p text:style-name="P8">7.5 Schedule</text:p>
      <text:p text:style-name="P4">(Identify the high level schedule for each testing task. Establish specific milestones for initiating and completing each type of test activity, for the development of a comprehensive plan, for the receipt of each test input, and for the delivery of test output. Estimate the time required to do each test activity.)</text:p>
      <text:p text:style-name="P4">(When planning and scheduling testing activities, it must be recognized that the testing process is iterative based on the testing task dependencies.)</text:p>
      <text:p text:style-name="P4"/>
      <text:p text:style-name="P4"/>
      <text:p text:style-name="P4"/>
      <text:p text:style-name="P4"/>
      <text:p text:style-name="P8">8. ENVIRONMENTAL REQUIREMENTS</text:p>
      <text:p text:style-name="P8"/>
      <text:p text:style-name="P1">(Specify both the necessary and desired properties of the test environment including the </text:p>
      <text:p text:style-name="P1">physical characteristics, communications, mode of usage, and testing supplies. Also provide the levels of securityrequired to perform test activities. Identify special test tools needed and other testing needs (space, machine time, and stationary supplies. Identify the source of all </text:p>
      <text:p text:style-name="P1">needs that is not currently available to the test group.) </text:p>
      <text:p text:style-name="P1"/>
      <text:p text:style-name="P1"/>
      <text:p text:style-name="P1"/>
      <text:p text:style-name="P8">8.1 Hardware</text:p>
      <text:p text:style-name="P1">(Identify the computer hardware and network requirements needed to complete test activities.)</text:p>
      <text:p text:style-name="P1"/>
      <text:p text:style-name="P8">8.2 Software</text:p>
      <text:p text:style-name="P1">(Identify the software requirements needed to complete testing activities.)</text:p>
      <text:p text:style-name="P1"/>
      <text:p text:style-name="P8">8.3 Security</text:p>
      <text:p text:style-name="P1">(Identify the testing environment security and asset protection requirements.)</text:p>
      <text:p text:style-name="P1"/>
      <text:p text:style-name="P8">8.4 Tools</text:p>
      <text:p text:style-name="P1">(Identify the special software tools, techniques, and methodologies employed in </text:p>
      <text:p text:style-name="P1">the testing efforts. The purpose and use of each tool shall be described. Plans for </text:p>
      <text:p text:style-name="P1">the acquisition, training, support, and qualification for each tool or technique.)</text:p>
      <text:p text:style-name="P1"/>
      <text:p text:style-name="P8">8.5 Publications</text:p>
      <text:p text:style-name="P1">(Identify the documents and publications that are required to support testing activities.)</text:p>
      <text:p text:style-name="P1"/>
      <text:p text:style-name="P1"/>
      <text:p text:style-name="P8">8.6 Risks and Assumptions</text:p>
      <text:p text:style-name="P1">(Identify significant constraints on testing such as test item availability, test resource availability, and time constraints. Identify the risks and assumptions associated with testing tasks including schedule, resources, approach and documentation. Specify a contingency plan for each risk factor.)</text:p>
      <text:p text:style-name="P1"><text:soft-page-break/></text:p>
      <text:p text:style-name="P1"/>
      <text:p text:style-name="P1"/>
      <text:p text:style-name="P1"/>
      <text:p text:style-name="P8">9. CHANGE MANAGEMENT PROCEDURES</text:p>
      <text:p text:style-name="P1">(Identify the software test plan change management process. Define the change initiation, change review, and change authorization process.) </text:p>
      <text:p text:style-name="P1"/>
      <text:p text:style-name="P1"/>
      <text:p text:style-name="P1"/>
      <text:p text:style-name="P1"/>
      <text:p text:style-name="P8">10. PLAN APPROVALS</text:p>
      <text:p text:style-name="P1">(Identify the plan approvers. List the name, signature and date of plan approval.)</text:p>
      <text:p text:style-name="P1"/>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Calibri Light" svg:font-family="'Calibri Light'" style:font-family-generic="roman" style:font-pitch="variable"/>
    <style:font-face style:name="Californian FB" svg:font-family="'Californian FB'" style:font-family-generic="roma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10S</meta:editing-duration>
    <meta:editing-cycles>6</meta:editing-cycles>
    <meta:generator>LibreOffice/5.0.4.2$Windows_x86 LibreOffice_project/2b9802c1994aa0b7dc6079e128979269cf95bc78</meta:generator>
    <dc:date>2016-05-20T10:30:22.497000000</dc:date>
    <meta:document-statistic meta:table-count="0" meta:image-count="0" meta:object-count="0" meta:page-count="8" meta:paragraph-count="121" meta:word-count="1479" meta:character-count="10129" meta:non-whitespace-character-count="8516"/>
    <meta:user-defined meta:name="Info 1"/>
    <meta:user-defined meta:name="Info 2"/>
    <meta:user-defined meta:name="Info 3"/>
    <meta:user-defined meta:name="Info 4"/>
  </office:meta>
</office:document-meta>
</file>